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, sans-serif"/>
    <style:font-face style:name="Times New Roman" svg:font-family="'Times New Roman'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rsid="001279e5" officeooo:paragraph-rsid="001279e5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rsid="00156f87" officeooo:paragraph-rsid="00156f87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92f33" style:font-name="Arial" fo:font-size="14pt" fo:letter-spacing="normal" fo:font-style="normal" fo:font-weight="bold" officeooo:rsid="001279e5" officeooo:paragraph-rsid="001279e5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92f33" style:font-name="Arial" fo:font-size="14pt" fo:letter-spacing="normal" fo:font-style="normal" fo:font-weight="bold" officeooo:rsid="00156f87" officeooo:paragraph-rsid="00156f87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92f33" style:font-name="Arial" fo:font-size="9pt" fo:letter-spacing="normal" fo:font-style="normal" fo:font-weight="normal" officeooo:rsid="001279e5" officeooo:paragraph-rsid="001279e5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92f33" style:font-name="Arial" fo:font-size="9pt" fo:letter-spacing="normal" fo:font-style="normal" fo:font-weight="normal" officeooo:rsid="001279e5" officeooo:paragraph-rsid="0019642c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92f33" style:font-name="Arial" fo:font-size="9pt" fo:letter-spacing="normal" fo:font-style="normal" fo:font-weight="normal" officeooo:rsid="00140c7d" officeooo:paragraph-rsid="001279e5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92f33" style:font-name="Arial" fo:font-size="9pt" fo:letter-spacing="normal" fo:font-style="normal" fo:font-weight="normal" officeooo:rsid="00140c7d" officeooo:paragraph-rsid="00140c7d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92f33" style:font-name="Arial" fo:font-size="9pt" fo:letter-spacing="normal" fo:font-style="normal" fo:font-weight="normal" officeooo:rsid="00156f87" officeooo:paragraph-rsid="00156f87" style:font-size-asian="7.84999990463257pt" style:font-weight-asian="normal" style:font-size-complex="9pt" style:font-weight-complex="normal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92f33" style:font-name="Arial" fo:font-size="9pt" fo:letter-spacing="normal" fo:font-style="normal" fo:font-weight="normal" officeooo:rsid="00163d02" officeooo:paragraph-rsid="00156f87" style:font-size-asian="7.84999990463257pt" style:font-weight-asian="normal" style:font-size-complex="9pt" style:font-weight-complex="normal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92f33" style:font-name="Arial" fo:font-size="9pt" fo:letter-spacing="normal" fo:font-style="normal" fo:font-weight="normal" officeooo:rsid="00156f87" officeooo:paragraph-rsid="00140c7d"/>
    </style:style>
    <style:style style:name="P12" style:family="paragraph" style:parent-style-name="Text_20_body">
      <style:text-properties fo:font-size="9pt"/>
    </style:style>
    <style:style style:name="P13" style:family="paragraph" style:parent-style-name="Text_20_body">
      <style:text-properties fo:font-size="9pt" style:font-size-asian="9pt" style:font-size-complex="9pt"/>
    </style:style>
    <style:style style:name="P14" style:family="paragraph" style:parent-style-name="Text_20_body">
      <style:text-properties fo:font-size="9pt" officeooo:paragraph-rsid="0029dc29" style:font-size-asian="9pt" style:font-size-complex="9pt"/>
    </style:style>
    <style:style style:name="P15" style:family="paragraph" style:parent-style-name="Text_20_body">
      <style:text-properties fo:font-size="9pt" officeooo:paragraph-rsid="0029dc29"/>
    </style:style>
    <style:style style:name="P16" style:family="paragraph" style:parent-style-name="Text_20_body">
      <style:text-properties officeooo:paragraph-rsid="0029dc29"/>
    </style:style>
    <style:style style:name="P17" style:family="paragraph" style:parent-style-name="Text_20_body">
      <style:text-properties officeooo:paragraph-rsid="002d06a1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2" fo:font-size="9pt" fo:letter-spacing="normal" fo:font-style="normal" fo:font-weight="normal" style:font-size-asian="9pt" style:font-size-complex="9pt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d06a1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92f33" style:font-name="Arial" fo:font-size="9pt" fo:letter-spacing="normal" fo:font-style="normal" fo:font-weight="normal" officeooo:rsid="00163d02" officeooo:paragraph-rsid="00156f87" style:font-size-asian="7.84999990463257pt" style:font-weight-asian="normal" style:font-size-complex="9pt" style:font-weight-complex="normal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92f33" style:font-name="Arial" fo:font-size="9pt" fo:letter-spacing="normal" fo:font-style="normal" fo:font-weight="normal" officeooo:rsid="001f55ee" officeooo:paragraph-rsid="001f55ee" style:font-size-asian="7.84999990463257pt" style:font-weight-asian="normal" style:font-size-complex="9pt" style:font-weight-complex="normal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92f33" style:font-name="Arial" fo:font-size="9pt" fo:letter-spacing="normal" fo:font-style="normal" fo:font-weight="normal" officeooo:rsid="00156f87" officeooo:paragraph-rsid="00156f87" style:font-size-asian="7.84999990463257pt" style:font-weight-asian="normal" style:font-size-complex="9pt" style:font-weight-complex="normal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92f33" style:font-name="Arial" fo:font-size="9pt" fo:letter-spacing="normal" fo:font-style="normal" fo:font-weight="normal" officeooo:rsid="00140c7d" officeooo:paragraph-rsid="00140c7d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92f33" style:font-name="Arial" fo:font-size="9pt" fo:letter-spacing="normal" fo:font-style="normal" fo:font-weight="normal" officeooo:rsid="001279e5" officeooo:paragraph-rsid="001279e5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f55ee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56f87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40c7d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71fe5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7d393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7d74c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279e5"/>
    </style:style>
    <style:style style:name="T1" style:family="text">
      <style:text-properties fo:font-variant="normal" fo:text-transform="none" fo:color="#292f33" style:font-name="Arial" fo:font-size="9pt" fo:letter-spacing="normal" fo:font-style="normal" fo:font-weight="normal"/>
    </style:style>
    <style:style style:name="T2" style:family="text">
      <style:text-properties fo:font-variant="normal" fo:text-transform="none" fo:color="#292f33" style:font-name="Arial" fo:font-size="9pt" fo:letter-spacing="normal" fo:font-style="normal" fo:font-weight="normal" officeooo:rsid="00140c7d"/>
    </style:style>
    <style:style style:name="T3" style:family="text">
      <style:text-properties fo:font-variant="normal" fo:text-transform="none" fo:color="#292f33" style:font-name="Arial" fo:font-size="9pt" fo:letter-spacing="normal" fo:font-style="normal" fo:font-weight="normal" style:font-size-asian="7.84999990463257pt" style:font-weight-asian="normal" style:font-size-complex="9pt" style:font-weight-complex="normal"/>
    </style:style>
    <style:style style:name="T4" style:family="text">
      <style:text-properties fo:font-variant="normal" fo:text-transform="none" fo:color="#292f33" style:font-name="Arial" fo:font-size="9pt" fo:letter-spacing="normal" fo:font-style="normal" fo:font-weight="normal" officeooo:rsid="00163d02" style:font-size-asian="7.84999990463257pt" style:font-weight-asian="normal" style:font-size-complex="9pt" style:font-weight-complex="normal"/>
    </style:style>
    <style:style style:name="T5" style:family="text">
      <style:text-properties fo:font-variant="normal" fo:text-transform="none" fo:color="#292f33" style:font-name="Arial" fo:font-size="9pt" fo:letter-spacing="normal" fo:font-style="normal" fo:font-weight="normal" officeooo:rsid="001f55ee" style:font-size-asian="7.84999990463257pt" style:font-weight-asian="normal" style:font-size-complex="9pt" style:font-weight-complex="normal"/>
    </style:style>
    <style:style style:name="T6" style:family="text">
      <style:text-properties fo:font-variant="normal" fo:text-transform="none" fo:color="#292f33" style:font-name="Arial" fo:font-size="9pt" fo:letter-spacing="normal" fo:font-style="normal" fo:font-weight="normal" officeooo:rsid="00156f87" style:font-size-asian="7.84999990463257pt" style:font-weight-asian="normal" style:font-size-complex="9pt" style:font-weight-complex="normal"/>
    </style:style>
    <style:style style:name="T7" style:family="text">
      <style:text-properties fo:font-variant="normal" fo:text-transform="none" fo:color="#292f33" style:font-name="Arial" fo:font-size="9pt" fo:letter-spacing="normal" fo:font-style="normal" fo:font-weight="normal" officeooo:rsid="00217b45" style:font-size-asian="7.84999990463257pt" style:font-weight-asian="normal" style:font-size-complex="9pt" style:font-weight-complex="normal"/>
    </style:style>
    <style:style style:name="T8" style:family="text">
      <style:text-properties fo:font-variant="normal" fo:text-transform="none" fo:color="#292f33" style:font-name="Arial" fo:font-size="9pt" fo:letter-spacing="normal" fo:font-style="normal" fo:font-weight="normal" officeooo:rsid="002444ef" style:font-size-asian="7.84999990463257pt" style:font-weight-asian="normal" style:font-size-complex="9pt" style:font-weight-complex="normal"/>
    </style:style>
    <style:style style:name="T9" style:family="text">
      <style:text-properties fo:font-variant="normal" fo:text-transform="none" fo:color="#292f33" style:font-name="Arial" fo:font-size="9pt" fo:letter-spacing="normal" fo:font-style="normal" fo:font-weight="normal" officeooo:rsid="001e1d95"/>
    </style:style>
    <style:style style:name="T10" style:family="text">
      <style:text-properties fo:font-variant="normal" fo:text-transform="none" fo:color="#292f33" style:font-name="Arial" fo:font-size="9pt" fo:letter-spacing="normal" fo:font-style="normal" fo:font-weight="normal" officeooo:rsid="00271fe5"/>
    </style:style>
    <style:style style:name="T11" style:family="text">
      <style:text-properties fo:font-variant="normal" fo:text-transform="none" fo:color="#292f33" style:font-name="Arial" fo:font-size="9pt" fo:letter-spacing="normal" fo:font-style="normal" fo:font-weight="normal" officeooo:rsid="0027d393"/>
    </style:style>
    <style:style style:name="T12" style:family="text">
      <style:text-properties fo:font-variant="normal" fo:text-transform="none" fo:color="#292f33" style:font-name="Arial" fo:font-size="9pt" fo:letter-spacing="normal" fo:font-style="normal" fo:font-weight="normal" officeooo:rsid="002973cd"/>
    </style:style>
    <style:style style:name="T13" style:family="text">
      <style:text-properties fo:font-variant="normal" fo:text-transform="none" fo:color="#292f33" style:font-name="Arial" fo:font-size="9pt" fo:letter-spacing="normal" fo:font-style="normal" fo:font-weight="normal" officeooo:rsid="001279e5"/>
    </style:style>
    <style:style style:name="T14" style:family="text">
      <style:text-properties fo:font-variant="normal" fo:text-transform="none" fo:color="#292f33" style:font-name="Arial2" fo:font-size="9pt" fo:letter-spacing="normal" fo:font-style="normal" fo:font-weight="normal" officeooo:rsid="00140c7d" style:font-size-asian="9pt" style:font-size-complex="9pt"/>
    </style:style>
    <style:style style:name="T15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6" style:family="text">
      <style:text-properties fo:font-variant="normal" fo:text-transform="none" fo:color="#000000" style:font-name="Times New Roman" fo:font-size="14pt" fo:letter-spacing="normal" fo:font-style="normal" fo:font-weight="normal" officeooo:rsid="002d06a1" style:font-size-asian="9pt" style:font-size-complex="9pt"/>
    </style:style>
    <style:style style:name="T17" style:family="text">
      <style:text-properties fo:font-variant="normal" fo:text-transform="none" fo:color="#000000" style:font-name="Times New Roman" fo:font-size="14pt" fo:letter-spacing="normal" fo:font-style="normal" fo:font-weight="normal" officeooo:rsid="002eb720" style:font-size-asian="9pt" style:font-size-complex="9pt"/>
    </style:style>
    <style:style style:name="T18" style:family="text">
      <style:text-properties fo:font-variant="normal" fo:text-transform="none" fo:color="#000000" style:font-name="Arial2" fo:font-size="9pt" fo:letter-spacing="normal" fo:font-style="normal" fo:font-weight="normal" style:font-size-asian="9pt" style:font-size-complex="9pt"/>
    </style:style>
    <style:style style:name="T19" style:family="text">
      <style:text-properties fo:font-variant="normal" fo:text-transform="none" fo:color="#000000" style:font-name="Arial2" fo:font-size="9pt" fo:letter-spacing="normal" fo:font-style="normal" fo:font-weight="normal" officeooo:rsid="0029dc29" style:font-size-asian="9pt" style:font-size-complex="9pt"/>
    </style:style>
    <style:style style:name="T20" style:family="text">
      <style:text-properties fo:font-variant="normal" fo:text-transform="none" fo:color="#000000" style:font-name="Arial2" fo:font-size="9pt" fo:letter-spacing="normal" fo:font-style="normal" fo:font-weight="normal" officeooo:rsid="002b35d6" style:font-size-asian="9pt" style:font-size-complex="9pt"/>
    </style:style>
    <style:style style:name="T21" style:family="text">
      <style:text-properties fo:font-variant="normal" fo:text-transform="none" fo:color="#000000" style:font-name="Arial2" fo:font-size="9pt" fo:letter-spacing="normal" fo:font-style="normal" fo:font-weight="normal" officeooo:rsid="002d06a1" style:font-size-asian="9pt" style:font-size-complex="9pt"/>
    </style:style>
    <style:style style:name="T22" style:family="text">
      <style:text-properties fo:font-variant="normal" fo:text-transform="none" fo:color="#000000" style:font-name="Arial2" fo:font-size="9pt" fo:letter-spacing="normal" fo:font-style="normal" fo:font-weight="normal" officeooo:rsid="002eb720" style:font-size-asian="9pt" style:font-size-complex="9pt"/>
    </style:style>
    <style:style style:name="T23" style:family="text">
      <style:text-properties fo:font-variant="normal" fo:text-transform="none" fo:color="#000000" style:font-name="Arial2" fo:font-size="14pt" fo:letter-spacing="normal" fo:font-style="normal" fo:font-weight="normal"/>
    </style:style>
    <style:style style:name="T24" style:family="text">
      <style:text-properties fo:font-variant="normal" fo:text-transform="none" fo:color="#000000" style:font-name="Arial2" fo:font-size="14pt" fo:letter-spacing="normal" fo:font-style="normal" fo:font-weight="normal" officeooo:rsid="002eb720" style:font-size-asian="9pt" style:font-size-complex="9pt"/>
    </style:style>
    <style:style style:name="T25" style:family="text">
      <style:text-properties fo:font-variant="normal" fo:text-transform="none" fo:color="#000000" style:font-name="Arial2" fo:font-size="14pt" fo:letter-spacing="normal" fo:font-style="normal" fo:font-weight="normal" officeooo:rsid="002eb720"/>
    </style:style>
    <style:style style:name="T26" style:family="text">
      <style:text-properties fo:font-variant="normal" fo:text-transform="none" fo:color="#000000" style:font-name="Arial2" fo:letter-spacing="normal" fo:font-style="normal" fo:font-weight="normal" style:font-size-asian="9pt" style:font-size-complex="9pt"/>
    </style:style>
    <style:style style:name="T27" style:family="text">
      <style:text-properties fo:font-variant="normal" fo:text-transform="none" fo:color="#000000" style:font-name="Arial2" fo:letter-spacing="normal" fo:font-style="normal" fo:font-weight="normal" officeooo:rsid="0029dc29" style:font-size-asian="9pt" style:font-size-complex="9pt"/>
    </style:style>
    <style:style style:name="T28" style:family="text">
      <style:text-properties fo:font-variant="normal" fo:text-transform="none" fo:color="#000000" style:font-name="Arial2" fo:letter-spacing="normal" fo:font-style="normal" fo:font-weight="normal" officeooo:rsid="002cee8a" style:font-size-asian="9pt" style:font-size-complex="9pt"/>
    </style:style>
    <style:style style:name="T29" style:family="text">
      <style:text-properties fo:font-variant="normal" fo:text-transform="none" fo:color="#000000" style:font-name="Arial2" fo:letter-spacing="normal" fo:font-style="normal" fo:font-weight="normal" officeooo:rsid="002eb720" style:font-size-asian="9pt" style:font-size-complex="9pt"/>
    </style:style>
    <style:style style:name="T30" style:family="text">
      <style:text-properties fo:font-variant="normal" fo:text-transform="none" fo:color="#000000" style:font-name="Arial1" fo:font-size="14pt" fo:letter-spacing="normal" fo:font-style="normal" fo:font-weight="normal" officeooo:rsid="002eb720"/>
    </style:style>
    <style:style style:name="T31" style:family="text">
      <style:text-properties fo:font-variant="normal" fo:text-transform="none" fo:color="#000000" style:font-name="Arial1" fo:font-size="9pt" fo:letter-spacing="normal" fo:font-style="normal" fo:font-weight="normal" officeooo:rsid="002d06a1" style:font-size-asian="9pt" style:font-size-complex="9pt"/>
    </style:style>
    <style:style style:name="T32" style:family="text">
      <style:text-properties fo:font-variant="normal" fo:text-transform="none" fo:color="#222222" style:font-name="Arial2" fo:font-size="9pt" fo:letter-spacing="normal" fo:font-style="normal" fo:font-weight="normal" style:font-size-asian="9pt" style:font-size-complex="9pt"/>
    </style:style>
    <style:style style:name="T33" style:family="text">
      <style:text-properties fo:font-variant="normal" fo:text-transform="none" fo:color="#222222" style:font-name="Arial2" fo:font-size="9pt" fo:letter-spacing="normal" fo:font-style="normal" fo:font-weight="normal" style:font-size-asian="9pt" style:font-weight-asian="normal" style:font-size-complex="9pt" style:font-weight-complex="normal"/>
    </style:style>
    <style:style style:name="T34" style:family="text">
      <style:text-properties officeooo:rsid="00169967"/>
    </style:style>
    <style:style style:name="T35" style:family="text">
      <style:text-properties officeooo:rsid="001786b2"/>
    </style:style>
    <style:style style:name="T36" style:family="text">
      <style:text-properties officeooo:rsid="0019642c"/>
    </style:style>
    <style:style style:name="T37" style:family="text">
      <style:text-properties officeooo:rsid="001a689d"/>
    </style:style>
    <style:style style:name="T38" style:family="text">
      <style:text-properties officeooo:rsid="001e1d95"/>
    </style:style>
    <style:style style:name="T39" style:family="text">
      <style:text-properties officeooo:rsid="001e7948"/>
    </style:style>
    <style:style style:name="T40" style:family="text">
      <style:text-properties fo:font-size="14pt" officeooo:rsid="001f55ee" style:font-size-asian="12.25pt" style:font-size-complex="14pt"/>
    </style:style>
    <style:style style:name="T41" style:family="text">
      <style:text-properties fo:font-size="14pt" fo:font-weight="bold" officeooo:rsid="001f55ee" style:font-size-asian="12.25pt" style:font-weight-asian="bold" style:font-size-complex="14pt" style:font-weight-complex="bold"/>
    </style:style>
    <style:style style:name="T42" style:family="text">
      <style:text-properties style:font-name="Arial1"/>
    </style:style>
    <style:style style:name="T43" style:family="text">
      <style:text-properties style:font-name="Arial1" fo:font-size="9pt" style:font-size-asian="9pt" style:font-size-complex="9pt"/>
    </style:style>
    <style:style style:name="T44" style:family="text">
      <style:text-properties style:font-name="Arial1" fo:font-size="9pt" officeooo:rsid="002b35d6" style:font-size-asian="9pt" style:font-size-complex="9pt"/>
    </style:style>
    <style:style style:name="T45" style:family="text">
      <style:text-properties style:font-name="Arial1" fo:font-size="9pt" officeooo:rsid="002038d0" style:font-size-asian="9pt" style:font-size-complex="9pt"/>
    </style:style>
    <style:style style:name="T46" style:family="text">
      <style:text-properties style:font-name="Arial1" fo:font-size="9pt" officeooo:rsid="002d06a1" style:font-size-asian="9pt" style:font-size-complex="9pt"/>
    </style:style>
    <style:style style:name="T47" style:family="text">
      <style:text-properties style:font-name="Arial1" fo:font-weight="normal" officeooo:rsid="002038d0" style:font-weight-asian="normal" style:font-weight-complex="normal"/>
    </style:style>
    <style:style style:name="T48" style:family="text">
      <style:text-properties style:font-name="Arial1" officeooo:rsid="002038d0"/>
    </style:style>
    <style:style style:name="T49" style:family="text">
      <style:text-properties style:font-name="Arial1" officeooo:rsid="0029dc29"/>
    </style:style>
    <style:style style:name="T50" style:family="text">
      <style:text-properties style:font-name="Arial1" style:font-size-asian="9pt" style:font-size-complex="9pt"/>
    </style:style>
    <style:style style:name="T51" style:family="text">
      <style:text-properties style:font-name="Arial1" officeooo:rsid="0029dc29" style:font-size-asian="9pt" style:font-size-complex="9pt"/>
    </style:style>
    <style:style style:name="T52" style:family="text">
      <style:text-properties style:font-name="Arial1" officeooo:rsid="002cee8a" style:font-size-asian="9pt" style:font-size-complex="9pt"/>
    </style:style>
    <style:style style:name="T53" style:family="text">
      <style:text-properties style:font-name="Arial1" officeooo:rsid="002eb720" style:font-size-asian="9pt" style:font-size-complex="9pt"/>
    </style:style>
    <style:style style:name="T54" style:family="text">
      <style:text-properties style:font-name="Arial1" officeooo:rsid="002b35d6"/>
    </style:style>
    <style:style style:name="T55" style:family="text">
      <style:text-properties style:font-name="Arial1" officeooo:rsid="002cee8a"/>
    </style:style>
    <style:style style:name="T56" style:family="text">
      <style:text-properties style:font-name="Arial1" officeooo:rsid="002eb720"/>
    </style:style>
    <style:style style:name="T57" style:family="text">
      <style:text-properties style:font-name="Arial2"/>
    </style:style>
    <style:style style:name="T58" style:family="text">
      <style:text-properties style:font-name="Arial2" fo:font-size="9pt" style:font-size-asian="9pt" style:font-size-complex="9pt"/>
    </style:style>
    <style:style style:name="T59" style:family="text">
      <style:text-properties style:font-name="Arial2" fo:font-size="9pt" officeooo:rsid="0023258b" style:font-size-asian="9pt" style:font-size-complex="9pt"/>
    </style:style>
    <style:style style:name="T60" style:family="text">
      <style:text-properties style:font-name="Arial2" fo:font-size="9pt" officeooo:rsid="002444ef" style:font-size-asian="9pt" style:font-size-complex="9pt"/>
    </style:style>
    <style:style style:name="T61" style:family="text">
      <style:text-properties style:font-name="Arial2" fo:font-size="9pt" officeooo:rsid="0027d393" style:font-size-asian="9pt" style:font-size-complex="9pt"/>
    </style:style>
    <style:style style:name="T62" style:family="text">
      <style:text-properties style:font-name="Arial2" fo:font-size="9pt" officeooo:rsid="002973cd" style:font-size-asian="9pt" style:font-size-complex="9pt"/>
    </style:style>
    <style:style style:name="T63" style:family="text">
      <style:text-properties style:font-name="Arial2" fo:font-size="9pt" officeooo:rsid="002b35d6" style:font-size-asian="9pt" style:font-size-complex="9pt"/>
    </style:style>
    <style:style style:name="T64" style:family="text">
      <style:text-properties style:font-name="Arial2" fo:font-size="9pt" officeooo:rsid="0025a87b" style:font-size-asian="7.84999990463257pt" style:font-size-complex="9pt"/>
    </style:style>
    <style:style style:name="T65" style:family="text">
      <style:text-properties style:font-name="Arial2" fo:font-size="9pt" officeooo:rsid="00267d68" style:font-size-asian="7.84999990463257pt" style:font-size-complex="9pt"/>
    </style:style>
    <style:style style:name="T66" style:family="text">
      <style:text-properties style:font-name="Arial2" fo:font-size="9pt" officeooo:rsid="0027d393" style:font-size-asian="7.84999990463257pt" style:font-size-complex="9pt"/>
    </style:style>
    <style:style style:name="T67" style:family="text">
      <style:text-properties style:font-name="Arial2" officeooo:rsid="002594f9"/>
    </style:style>
    <style:style style:name="T68" style:family="text">
      <style:text-properties officeooo:rsid="002444ef"/>
    </style:style>
    <style:style style:name="T69" style:family="text">
      <style:text-properties officeooo:rsid="0026e9e6"/>
    </style:style>
    <style:style style:name="T70" style:family="text">
      <style:text-properties officeooo:rsid="00271fe5"/>
    </style:style>
    <style:style style:name="T71" style:family="text">
      <style:text-properties officeooo:rsid="0027d393"/>
    </style:style>
    <style:style style:name="T72" style:family="text">
      <style:text-properties officeooo:rsid="0027d74c"/>
    </style:style>
    <style:style style:name="T73" style:family="text">
      <style:text-properties officeooo:rsid="002973cd"/>
    </style:style>
    <style:style style:name="T74" style:family="text">
      <style:text-properties officeooo:rsid="002cee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dad de Entrada y Salida </text:p>
      <text:p text:style-name="P5"/>
      <text:p text:style-name="P5">1_ ¿Que operaciones efectuá la Unidad de E/S?</text:p>
      <text:p text:style-name="P5"><text:s text:c="8"/>-<text:span text:style-name="T34">Las operaciones que efectuá la unidad de E/S son:</text:span></text:p>
      <text:p text:style-name="P5"><text:s text:c="12"/><text:span text:style-name="T35">Transferencia elemental: Se establece para la transmisión de un bit, un byte o una palabra. Esta información puede ser un dato o información de control.</text:span></text:p>
      <text:p text:style-name="P5"><text:s text:c="12"/><text:span text:style-name="T35">Transferencia de bloque: Se establece para la transferencia de un conjunto de datos, generalmente el tamaño del bloque es proporcional a algún tamaño físico.</text:span></text:p>
      <text:p text:style-name="P5"><text:s text:c="12"/><text:span text:style-name="T35">Operación de E/S: Es una operación completa que contempla un numero entero de transferencias de bloques. </text:span></text:p>
      <text:p text:style-name="P5"/>
      <text:p text:style-name="P5">2_¿Cuales son las funciones que soporta una operación de E/S?</text:p>
      <text:p text:style-name="P5"><text:s text:c="8"/>-<text:span text:style-name="T36">Las funciones que soporta una operación de E/S son:</text:span></text:p>
      <text:p text:style-name="P6"><text:s text:c="13"/><text:span text:style-name="T34">Gestiona y supervisa las transferencia de bloques y el estado del periférico.</text:span></text:p>
      <text:p text:style-name="P6"><text:s text:c="13"/><text:span text:style-name="T34">Realiza el tratamiento de los errores y lleva la cuenta de bloques transferidos.</text:span></text:p>
      <text:p text:style-name="P6"><text:s text:c="13"/><text:span text:style-name="T34">Realiza las conversiones de código.</text:span></text:p>
      <text:p text:style-name="P6"><text:s text:c="13"/><text:span text:style-name="T34">Inicia y termina la comunicación.</text:span></text:p>
      <text:p text:style-name="P6"><text:s text:c="13"/><text:span text:style-name="T34">Una operación de E/S que conlleve algún tipo de transferencias, lleva el nombre de “transacción”.</text:span></text:p>
      <text:p text:style-name="P6"><text:s text:c="13"/><text:span text:style-name="T34">El tiempo de una operación de E/S recibe el nombre de “Latencia” o “Elapsed Time”</text:span></text:p>
      <text:p text:style-name="P5"/>
      <text:p text:style-name="P5">3_¿Cuales son los temas a resolver en el intercambio entre la UCP y los periféricos?</text:p>
      <text:p text:style-name="P5"><text:s text:c="8"/>-<text:span text:style-name="T36">Los temas a resolver en el intercambio entre la UCP y los periféricos son:</text:span></text:p>
      <text:p text:style-name="P5"><text:s text:c="13"/></text:p>
      <text:p text:style-name="P5"/>
      <text:p text:style-name="P5">4_¿Que es una transferencia sincrónica y una asincronica?</text:p>
      <text:p text:style-name="P5"><text:s text:c="9"/>-<text:span text:style-name="T37">Una transferencia sincrónica es </text:span></text:p>
      <text:p text:style-name="P5"/>
      <text:p text:style-name="P5">5_¿Que se entiende por robo de ciclo y que por multipuerta?</text:p>
      <text:p text:style-name="P5"/>
      <text:p text:style-name="P5">6_¿Que determinan las señales de estado y control?</text:p>
      <text:p text:style-name="P5"><text:s text:c="8"/>-<text:span text:style-name="T38">Las señales de estado determinan: </text:span></text:p>
      <text:p text:style-name="P5"><text:s text:c="12"/><text:span text:style-name="T38">Operación terminada.</text:span></text:p>
      <text:p text:style-name="P5"><text:s text:c="12"/><text:span text:style-name="T38">Nuevo dato disponible.</text:span></text:p>
      <text:p text:style-name="P5"><text:s text:c="12"/><text:span text:style-name="T38">Periférico encendido o apagado.</text:span></text:p>
      <text:p text:style-name="P5"><text:s text:c="12"/><text:span text:style-name="T38">Periférico operando.</text:span></text:p>
      <text:p text:style-name="P5"><text:s text:c="12"/><text:span text:style-name="T38">Periférico operativo o no.</text:span></text:p>
      <text:p text:style-name="P5"><text:s text:c="12"/><text:span text:style-name="T38">Error de operación.</text:span></text:p>
      <text:p text:style-name="P5"><text:s text:c="12"/><text:span text:style-name="T38">Error de paridad.</text:span></text:p>
      <text:p text:style-name="P5"><text:s text:c="7"/>-<text:span text:style-name="T38">Las señales de control determinan:</text:span></text:p>
      <text:p text:style-name="P5"><text:s text:c="12"/><text:span text:style-name="T38">Encender o apagar.</text:span></text:p>
      <text:p text:style-name="P5"><text:s text:c="12"/><text:span text:style-name="T38">Seleccionar opciones.</text:span></text:p>
      <text:p text:style-name="P5"><text:s text:c="12"/><text:span text:style-name="T38">Saltar pagina.</text:span></text:p>
      <text:p text:style-name="P5"><text:s text:c="12"/><text:span text:style-name="T38">Buscar marca.</text:span></text:p>
      <text:p text:style-name="P5"><text:s text:c="12"/><text:span text:style-name="T38">Ubicar brazo.</text:span></text:p>
      <text:p text:style-name="P5"/>
      <text:p text:style-name="P1"><text:span text:style-name="T1">7_¿Cual es el tipo de conexión entre los </text:span><text:span text:style-name="T2">periféricos</text:span><text:span text:style-name="T1"> y la memoria principal?</text:span></text:p>
      <text:p text:style-name="P1"><text:span text:style-name="T1"><text:s text:c="8"/>-</text:span><text:span text:style-name="T9">El tipo de conexión que hay entre los periféricos y la memoria principal es: ADM</text:span></text:p>
      <text:p text:style-name="P5"/>
      <text:p text:style-name="P5">8_¿Que son las señales de datos,de control y de direcciones?</text:p>
      <text:p text:style-name="P32"><text:span text:style-name="T13"><text:s text:c="6"/>-</text:span><text:span text:style-name="T58">La señales de control indican si la operación es de lectura del periférico(ENTRADA) o escritura en el mismo(SALIDA) además de sincronizar los procesos.</text:span> </text:p>
      <text:p text:style-name="P32"><text:s text:c="6"/><text:span text:style-name="T58">L</text:span><text:span text:style-name="T62">as señales de</text:span><text:span text:style-name="T58"> datos de cada periférico se pueden transmitir o, o bien, por una arquitectura en bus, o bien, por una arquitectura multiplexada.</text:span> </text:p>
      <text:p text:style-name="P5"/>
      <text:p text:style-name="P5">9_¿En que consiste una <text:span text:style-name="T39">transferencia</text:span> elemental y cuales son? Describirlas</text:p>
      <text:p text:style-name="P5"/>
      <text:p text:style-name="P1"><text:span text:style-name="T1">10_¿</text:span><text:span text:style-name="T2">Cuales son los mecanismos que resuelven los problemas de intercambio entre la UCP y los periféricos?</text:span></text:p>
      <text:p text:style-name="P7"/>
      <text:p text:style-name="P8">11_¿Que tipos de ADM existen? Describirlos</text:p>
      <text:p text:style-name="P8"><text:s text:c="8"/>-<text:span text:style-name="T70">Existen cuatro tipos de ADM:</text:span></text:p>
      <text:p text:style-name="P29"><text:span text:style-name="T2"><text:s text:c="12"/></text:span><text:span text:style-name="T10">DMA simple: Cuando la transferencia sólo se puede hacer de una palabra por cada robo de ciclo o acceso. Teniendo que negociar un nuevo acceso DMA por cada palabra a transferir. </text:span></text:p>
      <text:p text:style-name="P29"><text:span text:style-name="T10"><text:s text:c="12"/>DMA en ráfaga: Una vez negociado y concedido el acceso, se tiene en exclusiva mientras haya palabras que enviar. Estas se envían una de tras de otra sin que medien negociaciones. </text:span></text:p>
      <text:p text:style-name="P29"><text:span text:style-name="T10"><text:s text:c="12"/>DMA disperso: el bloque de información de control del DMA ha de contener las direcciones que serán accedidas, o bien, en lectura, o bien, en escritura. </text:span></text:p>
      <text:p text:style-name="P29"><text:span text:style-name="T10"><text:s text:c="12"/>DMA gobernado por memoria: En este caso el bloque de control no se envía por la UCP a los buferes del controlador de E/S directamente, sino que se encuentra escrito en memoria, a donde accede el controlador para leer la </text:span><text:soft-page-break/><text:span text:style-name="T10">información de control que necesitará. Esto permite encadenar operaciones de E/S solapadamente con la ocurrencia de una . </text:span></text:p>
      <text:p text:style-name="P29"><text:s/></text:p>
      <text:p text:style-name="P8">12_¿De que se trata los sistemas de prioridades y cuantos sistemas hay? Describirlos.</text:p>
      <text:p text:style-name="P8"><text:s text:c="8"/>-<text:span text:style-name="T71">Los sistemas de prioridades se utilizan cuando varios perifericos quieren dar uso a la UCP, se necesita dar mecanismos de prioridades. Hay dos sistemas:</text:span></text:p>
      <text:p text:style-name="P30"><text:span text:style-name="T2"><text:s text:c="7"/></text:span><text:span text:style-name="T11">Gestión centralizada: </text:span><text:span text:style-name="T58">Hay gestor de prioridades que analiza las peticiones y arbitra las concesiones de forma individualizada</text:span>.</text:p>
      <text:p text:style-name="P30"><text:s text:c="6"/><text:span text:style-name="T61">Gestión</text:span><text:span text:style-name="T66"> distribuida: Cada periférico tiene un identificador que coincide con su prioridad. Cuando solicita el servicio, pone su identificador a la vez que compara con el identificador de otro, si lo hubiera. Si tiene menos prioridad, se retira. <text:s/></text:span><text:s/></text:p>
      <text:p text:style-name="P8"/>
      <text:p text:style-name="P8">13_¿Cuales son los problemas que resuelve el tratamiento de interrupciones?</text:p>
      <text:p text:style-name="P8"><text:s text:c="8"/>-<text:span text:style-name="T71">Los problemas que resuelve el tratamiento de interrupciones son: </text:span></text:p>
      <text:p text:style-name="P8"><text:s text:c="11"/><text:span text:style-name="T71">Identificación del peticionario.</text:span></text:p>
      <text:p text:style-name="P8"><text:s text:c="11"/><text:span text:style-name="T71">Selección de la rutina de tratamiento.</text:span></text:p>
      <text:p text:style-name="P8"><text:s text:c="11"/><text:span text:style-name="T71">Desactivacion de la solicitud de interrupción. </text:span></text:p>
      <text:p text:style-name="P8"><text:s text:c="11"/><text:span text:style-name="T71">Superposición de peticiones. </text:span></text:p>
      <text:p text:style-name="P8"><text:s text:c="11"/><text:span text:style-name="T71">Resolución de prioridades.</text:span></text:p>
      <text:p text:style-name="P8"><text:s text:c="11"/><text:span text:style-name="T71">Anidamiento de interrupciones.</text:span></text:p>
      <text:p text:style-name="P8"/>
      <text:p text:style-name="P8">14_¿Que es la <text:span text:style-name="T72">gestión</text:span> de interrupciones y cuales son sus tipos?</text:p>
      <text:p text:style-name="P8"/>
      <text:p text:style-name="P8">15_¿Que tipos de canales de E/S existen?</text:p>
      <text:p text:style-name="P8"><text:s text:c="8"/>-<text:span text:style-name="T72">Existen dos tipos de canales: </text:span></text:p>
      <text:p text:style-name="P31"><text:span text:style-name="T2"><text:s text:c="10"/></text:span><text:span text:style-name="T14"><text:s/></text:span><text:span text:style-name="T58">Los selectores se emplean con periféricos de alta velocidad permitiendo sólo una operación al tiempo. </text:span></text:p>
      <text:p text:style-name="P31"><text:span text:style-name="T58"><text:s text:c="11"/>Los canales multiplexores se emplean con periféricos lentos manteniendo varias operaciones de entrada salida simultáneas.</text:span> </text:p>
      <text:p text:style-name="P8"/>
      <text:p text:style-name="P8">16_¿Que es la sincronizaci<text:span text:style-name="T72">o</text:span>n <text:span text:style-name="T73">periféricos-UCP</text:span> y de que formas se realiza?</text:p>
      <text:p text:style-name="P28"><text:span text:style-name="T2"><text:s text:c="8"/>-</text:span><text:span text:style-name="T12">La sincronizacion de periféricos-UCP </text:span><text:span text:style-name="T58">consiste en establecer un mecanismo que permita adecuar de forma eficiente las diferentes velocidades entre ambos elementos. </text:span><text:span text:style-name="T62">Hay dos formas de realizar esto: </text:span></text:p>
      <text:p text:style-name="P28"><text:span text:style-name="T62"><text:s text:c="12"/>La UCP pregunta periódicamente por el estado del periférico para ver si ha de enviar o recibir algún dato. Tiene el inconveniente que mientras dure la operación de E/S la UCP está dedicada en exclusiva al periférico. </text:span></text:p>
      <text:p text:style-name="P28"><text:span text:style-name="T62"><text:s text:c="12"/>La UCP es avisada por el controlador del periférico mediante una interrupción. El inconveniente radica en que aumenta el grado de complejidad de la operación de E/S al tener que arbitrar un sistema de interrupciones y prioridades. </text:span></text:p>
      <text:p text:style-name="P8"/>
      <text:p text:style-name="P8">17_¿Cuales son los elementos <text:span text:style-name="T72">característicos</text:span> de E/S? Graficalo<text:span text:style-name="T72">s</text:span></text:p>
      <text:p text:style-name="P11"/>
      <text:p text:style-name="P11"/>
      <text:p text:style-name="P4">Base de Datos</text:p>
      <text:p text:style-name="P4"/>
      <text:p text:style-name="P9">1_¿Que es una base de datos?</text:p>
      <text:p text:style-name="P27"><text:span text:style-name="T6"><text:s text:c="8"/></text:span><text:span text:style-name="T18">Una Base de Datos, es una colección de información, organizada de una cierta forma, disponible a muchos usuarios que pueden acceder en forma simultánea.</text:span><text:span text:style-name="T58"> </text:span></text:p>
      <text:p text:style-name="P9"/>
      <text:p text:style-name="P9">2_Defina REGISTRO,CAMPO y ATRIBUTO.</text:p>
      <text:p text:style-name="P27"><text:span text:style-name="T6"><text:s text:c="5"/>-</text:span><text:span text:style-name="T7">Registro: es la unidad </text:span><text:span text:style-name="T8">básica</text:span><text:span text:style-name="T7"> de </text:span><text:span text:style-name="T8">información</text:span><text:span text:style-name="T7"> de una base de datos. Esta compuesta por campos</text:span><text:span text:style-name="T15"> </text:span><text:span text:style-name="T18">que contienen tipos específicos de información.</text:span><text:span text:style-name="T58"> </text:span></text:p>
      <text:p text:style-name="P27"><text:span text:style-name="T58"><text:s text:c="6"/></text:span><text:span text:style-name="T59">Campo:</text:span></text:p>
      <text:p text:style-name="P27"><text:span text:style-name="T59"><text:s text:c="6"/></text:span><text:span text:style-name="T60">Atributo:</text:span></text:p>
      <text:p text:style-name="P9"/>
      <text:p text:style-name="P9">3_¿Que es la clave principal de una tabla? ¿En que se diferencia de una clave secundaria? </text:p>
      <text:p text:style-name="P9"><text:s text:c="6"/>-<text:span text:style-name="T68">La clave principal es un identificador único para la tabla. </text:span></text:p>
      <text:p text:style-name="P9"/>
      <text:p text:style-name="P9">4_¿A que se denomina clave compuesta?</text:p>
      <text:p text:style-name="P9"><text:s text:c="6"/>-<text:span text:style-name="T67">Una clave compuesta es</text:span></text:p>
      <text:p text:style-name="P9"/>
      <text:p text:style-name="P9">5_Defina las estructuras de las tablas e identifique las claves primarias y secundarias, estableciendo las relaciones necesarias, para almacenar la siguiente información referida a un comercio de artículos para el hogar en una BD relacional. Se requiere guardar datos inherentes a Clientes, <text:span text:style-name="T68">Artículos</text:span> a la venta y Pedidos de Clientes.</text:p>
      <text:p text:style-name="P9"><text:s text:c="4"/>-Nombre de cliente</text:p>
      <text:p text:style-name="P9"><text:s text:c="4"/>-DNI del cliente</text:p>
      <text:p text:style-name="P9"><text:s text:c="4"/>-E-mail del cliente</text:p>
      <text:p text:style-name="P9"><text:s text:c="4"/>-<text:span text:style-name="T68">Código</text:span> de Articulo</text:p>
      <text:p text:style-name="P2"><text:span text:style-name="T3"><text:s text:c="4"/>-</text:span><text:span text:style-name="T8">Descripción</text:span><text:span text:style-name="T4"> del Articulo</text:span></text:p>
      <text:p text:style-name="P10"><text:s text:c="3"/>-Precio Unitario del Articulo</text:p>
      <text:p text:style-name="P10"><text:soft-page-break/><text:s text:c="3"/>-Numero de Pedido</text:p>
      <text:p text:style-name="P10"><text:s text:c="3"/>-Fecha de Pedido</text:p>
      <text:p text:style-name="P10"><text:s text:c="3"/>-Descripción del Articulo pedido(puede ser mas de uno)</text:p>
      <text:p text:style-name="P10"><text:s text:c="3"/>-Cantidad de Articulo pedido(por cada descripcion de articulo se pueden solicitar varias unidades)</text:p>
      <text:p text:style-name="P10"><text:s text:c="3"/>-Total del Pedido</text:p>
      <text:p text:style-name="P10"><text:s text:c="3"/>-Domicilio de Envió de la mercadería solicitada</text:p>
      <text:p text:style-name="P10"><text:s text:c="3"/>-Forma de Pago de Pedido</text:p>
      <text:p text:style-name="P10"/>
      <text:p text:style-name="P10"/>
      <text:p text:style-name="P10"/>
      <text:p text:style-name="P10"><text:s/><text:span text:style-name="T40"><text:s/></text:span><text:span text:style-name="T41">Unidad de Control </text:span></text:p>
      <text:p text:style-name="P10"><text:span text:style-name="T41"><text:s text:c="2"/></text:span></text:p>
      <text:p text:style-name="P22">1_ ¿Que es la unidad de control, cual es su misión y cuales sus componentes? Describirlos.</text:p>
      <text:p text:style-name="P26"><text:span text:style-name="T5"><text:s text:c="8"/>-</text:span><text:span text:style-name="T32">La </text:span><text:span text:style-name="T33">unidad de control </text:span><text:span text:style-name="T32">es el componente del procesador que dirige y coordina la mayoría de las operaciones en la computadora.</text:span> <text:span text:style-name="T64">Su misión es interpretar y controlar el correcto funcionamiento del sistema informático. </text:span></text:p>
      <text:p text:style-name="P22"/>
      <text:p text:style-name="P22">2_¿Que es el reloj y cual es su función?</text:p>
      <text:p text:style-name="P26"><text:span text:style-name="T5"><text:s text:c="7"/>-</text:span><text:span text:style-name="T18">El reloj es una señal periódica en la que cada intervalo entre impulsos, equivale a la duración del bit.</text:span> <text:span text:style-name="T65">Su función es mantener un control en el tiempo de ejecución de los diferentes procesos que se realizan. </text:span></text:p>
      <text:p text:style-name="P22"/>
      <text:p text:style-name="P22">3_¿Que es una instrucción y que es una micro instrucción?</text:p>
      <text:p text:style-name="P22"/>
      <text:p text:style-name="P22">4_¿Que es un señalizador de estado y cuales se conoce?</text:p>
      <text:p text:style-name="P22"/>
      <text:p text:style-name="P22">5_¿Que diferencia existe entre una operación de transferencia y una de proceso?</text:p>
      <text:p text:style-name="P22"/>
      <text:p text:style-name="P22">6_¿Que se entiende por megahertz?</text:p>
      <text:p text:style-name="P22"><text:s text:c="5"/>-<text:span text:style-name="T69">Por megahertz se entiende que son los ciclos del reloj .</text:span></text:p>
      <text:p text:style-name="P22"/>
      <text:p text:style-name="P22">7_Explicar cuales son las salidas de la unidad de control. </text:p>
      <text:p text:style-name="P22"/>
      <text:p text:style-name="P26"><text:span text:style-name="T5">8_</text:span><text:span text:style-name="T43">¿Qué elementos van al registro de controles?</text:span></text:p>
      <text:p text:style-name="P26"><text:span text:style-name="T43"/></text:p>
      <text:p text:style-name="P13"><text:span text:style-name="T47">9_</text:span><text:span text:style-name="T42">¿Qué es un multiplexor y que un demult</text:span><text:span text:style-name="T49">iplexor?</text:span></text:p>
      <text:p text:style-name="P15"><text:span text:style-name="T51"><text:s text:c="6"/>-Multiplexor :</text:span><text:span text:style-name="T27">Circuito lógico que pasa los datos digitales procedentes de varias líneas de entrada a una única línea de salida según una secuencia de tiempos específica. </text:span><text:span text:style-name="T26">Se puede representar mediante una operación de conmutación electrónica que secuencialmente conecta cada una de las líneas de entrada a la línea de salida.</text:span></text:p>
      <text:p text:style-name="P16"><text:span text:style-name="T18"><text:s text:c="7"/></text:span><text:span text:style-name="T19">Demultiplexor: Circuito que pasa los datos digitales procedentes de una línea de entrada a varias líneas de salida según una determinada secuencia de tiempo. Por lo tanto el demultiplexor es un multiplexor invertido.</text:span><text:span text:style-name="T27"> </text:span></text:p>
      <text:p text:style-name="P14"><text:span text:style-name="T48">10_</text:span><text:span text:style-name="T42">¿Cuál es la información que contiene la UC?</text:span></text:p>
      <text:p text:style-name="P13"><text:span text:style-name="T48">11_</text:span><text:span text:style-name="T42">Describir los distintos tipos de buses.</text:span></text:p>
      <text:p text:style-name="P12"><text:span text:style-name="T50"><text:s text:c="7"/>-</text:span><text:span text:style-name="T53">Bus de datos: </text:span><text:span text:style-name="T29">es el encargado de transferir información. Es bidireccional y triestado, pues es compartido por todos los elementos del computador. La unidad de control establece cuál es el elemento emisor y cuál actúa de receptor. </text:span><text:span text:style-name="T26">El número de líneas del bus de datos es el que define la palabra de trabajo del computador.</text:span></text:p>
      <text:p text:style-name="Text_20_body"><text:span text:style-name="T18"><text:s text:c="8"/></text:span><text:span text:style-name="T22">Bus de direcciones: <text:s/>es el</text:span><text:span text:style-name="T17"> </text:span><text:span text:style-name="T22">colector de líneas digitales. Es de carácter unidireccional porque su contenido siempre forma parte de la unidad de control.</text:span></text:p>
      <text:p text:style-name="Text_20_body"><text:span text:style-name="T22"><text:s text:c="9"/>Bus de control: es el colector de líneas que transporta señales auxiliares de gobierno y sincronización. Transporta los impulsos de reloj, las señales que indican si la operación es lectura o escritura, las de habilitación de los buffers y registros, las de inicialización, etc. </text:span></text:p>
      <text:p text:style-name="P13"><text:span text:style-name="T48">12_</text:span><text:span text:style-name="T42">¿Qué es una operación elemental y que tipos existen?</text:span></text:p>
      <text:p text:style-name="P12"><text:span text:style-name="T50"><text:s text:c="8"/>-</text:span><text:span text:style-name="T52">Operación elemental: la </text:span><text:span text:style-name="T53">ejecución</text:span><text:span text:style-name="T52"> de cada instrucción se descompone en una serie ordenada de pasos. </text:span><text:span text:style-name="T28">La ejecución de cada operación elemental requiere la activación de un conjunto de señales de control, que genera la Unidad de Control a través de su Secuenciador.</text:span></text:p>
      <text:p text:style-name="P19"><text:s text:c="10"/>En cada ciclo de máquina, generado por un reloj, el Secuenciador envía una serie de señales de control que realizan una o varias operaciones elementales, que configuran una microinstrucción. Una instrucción consta de varias microinstrucciones y cuando se realiza la última de una instrucción, la Unidad de Control se prepara para recibe el <text:soft-page-break/>código de operación de la siguiente instrucción del programa y comenzar la ejecución de sus respectivas microinstrucciones.</text:p>
      <text:p text:style-name="P19"><text:s text:c="9"/><text:span text:style-name="T74">Existen varios tipos:</text:span></text:p>
      <text:p text:style-name="P19"><text:s text:c="13"/>-<text:span text:style-name="T74">Operaciones de transferencia.</text:span></text:p>
      <text:p text:style-name="P19"><text:s text:c="13"/>-<text:span text:style-name="T74">Operaciones elementales de proceso.</text:span></text:p>
      <text:p text:style-name="P19"><text:s text:c="13"/></text:p>
      <text:p text:style-name="P13"><text:span text:style-name="T55"/></text:p>
      <text:p text:style-name="P13"><text:span text:style-name="T48">13_</text:span><text:span text:style-name="T42">¿Qué son las interrupciones y cuales son sus etapas?</text:span></text:p>
      <text:p text:style-name="P17"><text:span text:style-name="T43"><text:s text:c="8"/>-</text:span><text:span text:style-name="T18">Las interrupciones pueden considerarse como bifurcaciones externas al programa, provocadas por señales que provienen del exterior de la CPU. </text:span><text:span text:style-name="T21">En las interrupciones suceden dos etapas: </text:span></text:p>
      <text:p text:style-name="P17"><text:span text:style-name="T21"><text:s text:c="12"/>Diálogo de señales, necesario para que la CPU acepte la interrupción y haga la bifurcación al programa adecuado</text:span><text:span text:style-name="T16">.</text:span><text:span text:style-name="T21"> </text:span><text:span text:style-name="T58"><text:s/></text:span></text:p>
      <text:p text:style-name="P17"><text:span text:style-name="T58"><text:s text:c="12"/></text:span><text:span text:style-name="T18">Tratamiento de la interrupción, consistente en la ejecución de</text:span><text:span text:style-name="T21">l </text:span><text:span text:style-name="T18">programa correspondiente.</text:span></text:p>
      <text:p text:style-name="Text_20_body"><text:span text:style-name="T45">14_</text:span><text:span text:style-name="T43">¿Qué información debe contener una instrucción de maquina?</text:span></text:p>
      <text:p text:style-name="Text_20_body"><text:span text:style-name="T43"><text:s text:c="9"/>-</text:span><text:span text:style-name="T46">Una instrucción de maquina debe tener esta información: </text:span></text:p>
      <text:p text:style-name="P17"><text:span text:style-name="T46"><text:s text:c="13"/></text:span><text:span text:style-name="T31">Operación a realizar.</text:span></text:p>
      <text:p text:style-name="P17"><text:span text:style-name="T31"><text:s text:c="11"/></text:span><text:span text:style-name="T15"><text:s text:c="2"/></text:span><text:span text:style-name="T18">Identificador de los operandos que participan en la operación.</text:span></text:p>
      <text:p text:style-name="P19"><text:s text:c="14"/>Identificador del destino o resultado.</text:p>
      <text:p text:style-name="P19"><text:s text:c="13"/>Situación de la siguiente instrucción.</text:p>
      <text:p text:style-name="Text_20_body"><text:span text:style-name="T45">15_</text:span><text:span text:style-name="T43">¿Cuáles son las características de un juego de instrucciones?</text:span></text:p>
      <text:p text:style-name="Text_20_body"><text:span text:style-name="T43"><text:s text:c="9"/>-</text:span><text:span text:style-name="T46">Las características de un juego de instrucciones son: </text:span></text:p>
      <text:p text:style-name="Text_20_body"><text:span text:style-name="T46"><text:s text:c="13"/></text:span><text:span text:style-name="T31">Representaciones posibles de datos.</text:span></text:p>
      <text:p text:style-name="P18"><text:s text:c="10"/><text:span text:style-name="T58">Modos de Direccionamiento.</text:span></text:p>
      <text:p text:style-name="P19"><text:s text:c="13"/>Operaciones que se pueden efectuar.</text:p>
      <text:p text:style-name="P20"><text:span text:style-name="T18"><text:s text:c="14"/>Formato de las instrucciones, es decir el modo que se codifican.</text:span></text:p>
      <text:p text:style-name="P20"><text:span text:style-name="T45">16_</text:span><text:span text:style-name="T43">¿Qué se entiende por modo de direccionamiento y que tipos existen? Describirlos.</text:span></text:p>
      <text:p text:style-name="P13"><text:span text:style-name="T42"><text:s text:c="8"/>-</text:span><text:span text:style-name="T54">Por modo de direccionamiento se entiende que son los diversos sistemas con los que se localizan los datos y las instrucciones. Existen distintos tipos de direccionamiento, como: </text:span></text:p>
      <text:p text:style-name="Text_20_body"><text:span text:style-name="T44"><text:s text:c="7"/></text:span><text:span text:style-name="T20">Direccionamiento Inmediato: El objeto, que en este caso es un operando, se encuentra contenido en la propia instrucción.</text:span><text:span text:style-name="T54"> </text:span></text:p>
      <text:p text:style-name="Text_20_body"><text:span text:style-name="T44"><text:s text:c="6"/></text:span><text:span text:style-name="T20">Direccionamiento directo absoluto: expresa la dirección real del objeto, en contraposición con el indirecto. El direccionamiento absoluto expresa que la instrucción contiene la dirección efectiva del objeto, sin compactar.</text:span><text:span text:style-name="T63"> </text:span></text:p>
      <text:p text:style-name="Text_20_body"><text:span text:style-name="T63"><text:s text:c="6"/></text:span><text:span text:style-name="T20">Direccionamiento Directo Relativo: La instrucción no contiene la dirección del objeto, sino un desplazamiento D, sobre una dirección marcada por un "puntero". La dirección efectiva se calcula sumando el desplazamiento D al puntero de referencia que se encuentra en un registro.</text:span><text:span text:style-name="T63"> </text:span></text:p>
      <text:p text:style-name="Text_20_body"><text:span text:style-name="T63"><text:s text:c="6"/></text:span><text:span text:style-name="T20">Direccionamiento indirecto: En este caso se comienza con un direccionamiento director (absoluto o relativo) que proporciona una dirección que contiene la dirección del objeto y no al propio objeto como ocurría con los modos anteriores. En consecuencia, para conocer el valor del objeto, hay que realizar un acceso adicional a la memoria principal.</text:span><text:span text:style-name="T63"> </text:span></text:p>
      <text:p text:style-name="Text_20_body"><text:soft-page-break/><text:span text:style-name="T63"><text:s text:c="6"/></text:span><text:span text:style-name="T20">Direccionamiento implicito: La instrucción no contiene información sobre la situación del objeto, porque éste se encuentra en un lugar determinado (registro o posición de memoria).</text:span><text:span text:style-name="T63"> </text:span></text:p>
      <text:p text:style-name="P13"><text:span text:style-name="T48">17_</text:span><text:span text:style-name="T42">¿Qué es un objeto?</text:span></text:p>
      <text:p text:style-name="Text_20_body"><text:span text:style-name="T43"><text:s text:c="8"/>-</text:span><text:span text:style-name="T18">Se llama objeto a la instrucción, operando o resultado que se desea direccionar. El objeto puede residir en la propia instrucción, en un registro o en la memoria principal y la finalidad de los "modos de direccionamiento" es especificar el lugar en donde se encuentra el objeto.</text:span><text:span text:style-name="T42"> </text:span></text:p>
      <text:p text:style-name="P13"><text:span text:style-name="T48">18_</text:span><text:span text:style-name="T42">¿Cuáles son los registros de control y estado que se encuentran en la UCP?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, sans-serif"/>
    <style:font-face style:name="Times New Roman" svg:font-family="'Times New Roman'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9:34:09.220000000</meta:creation-date>
    <dc:date>2016-11-12T12:50:00.346000000</dc:date>
    <meta:editing-duration>PT3H18M4S</meta:editing-duration>
    <meta:editing-cycles>4</meta:editing-cycles>
    <meta:generator>LibreOffice/5.2.2.2$Windows_x86 LibreOffice_project/8f96e87c890bf8fa77463cd4b640a2312823f3ad</meta:generator>
    <meta:document-statistic meta:table-count="0" meta:image-count="0" meta:object-count="0" meta:page-count="5" meta:paragraph-count="150" meta:word-count="1990" meta:character-count="13751" meta:non-whitespace-character-count="10901"/>
  </office:meta>
</office:document-meta>
</file>